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26643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officeooo:rsid="00206f43" officeooo:paragraph-rsid="00206f43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1" style:family="paragraph" style:parent-style-name="Standard">
      <style:text-properties officeooo:rsid="00124a89" officeooo:paragraph-rsid="00192189"/>
    </style:style>
    <style:style style:name="P22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3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41a779" officeooo:paragraph-rsid="0041a779" style:font-size-asian="12pt" style:font-size-complex="12pt"/>
    </style:style>
    <style:style style:name="P25" style:family="paragraph" style:parent-style-name="Table_20_Contents">
      <style:text-properties style:font-name="helevetica" fo:font-style="normal" fo:font-weight="bold" officeooo:rsid="00124a89" officeooo:paragraph-rsid="0015d714" style:font-style-asian="normal" style:font-weight-asian="bold" style:font-style-complex="normal" style:font-weight-complex="bold"/>
    </style:style>
    <style:style style:name="P26" style:family="paragraph" style:parent-style-name="Table_20_Contents">
      <style:text-properties style:font-name="helevetica" officeooo:rsid="00206f43" officeooo:paragraph-rsid="003f50e8"/>
    </style:style>
    <style:style style:name="P27" style:family="paragraph" style:parent-style-name="Table_20_Contents">
      <style:text-properties style:font-name="helevetica" officeooo:rsid="003d57ff" officeooo:paragraph-rsid="003d57ff"/>
    </style:style>
    <style:style style:name="P28" style:family="paragraph" style:parent-style-name="Table_20_Contents">
      <style:text-properties style:font-name="helevetica" officeooo:rsid="00307bf2" officeooo:paragraph-rsid="00307bf2"/>
    </style:style>
    <style:style style:name="P2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3122d" style:font-weight-asian="normal" style:font-weight-complex="normal"/>
    </style:style>
    <style:style style:name="P30" style:family="paragraph" style:parent-style-name="Table_20_Contents">
      <style:text-properties style:font-name="helevetica" officeooo:rsid="0046ee80" officeooo:paragraph-rsid="0046ee80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1a779"/>
    </style:style>
    <style:style style:name="T3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f50e8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9" style:family="text">
      <style:text-properties officeooo:rsid="0015d714"/>
    </style:style>
    <style:style style:name="T10" style:family="text">
      <style:text-properties officeooo:rsid="00165d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weight="bold" officeooo:rsid="003f50e8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82c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153e7" style:font-weight-asian="normal" style:font-weight-complex="normal"/>
    </style:style>
    <style:style style:name="T19" style:family="text">
      <style:text-properties fo:font-weight="normal" officeooo:rsid="003f50e8" style:font-weight-asian="normal" style:font-weight-complex="normal"/>
    </style:style>
    <style:style style:name="T20" style:family="text">
      <style:text-properties fo:font-weight="normal" officeooo:rsid="0044bf7d" style:font-weight-asian="normal" style:font-weight-complex="normal"/>
    </style:style>
    <style:style style:name="T21" style:family="text">
      <style:text-properties fo:font-weight="normal" officeooo:rsid="0046a7d7" style:font-weight-asian="normal" style:font-weight-complex="normal"/>
    </style:style>
    <style:style style:name="T22" style:family="text">
      <style:text-properties officeooo:rsid="002865e9"/>
    </style:style>
    <style:style style:name="T23" style:family="text">
      <style:text-properties officeooo:rsid="002f6230"/>
    </style:style>
    <style:style style:name="T24" style:family="text">
      <style:text-properties officeooo:rsid="0033bd13"/>
    </style:style>
    <style:style style:name="T25" style:family="text">
      <style:text-properties officeooo:rsid="003d57ff"/>
    </style:style>
    <style:style style:name="T26" style:family="text">
      <style:text-properties officeooo:rsid="003f50e8"/>
    </style:style>
    <style:style style:name="T27" style:family="text">
      <style:text-properties officeooo:rsid="003f71b2"/>
    </style:style>
    <style:style style:name="T28" style:family="text">
      <style:text-properties officeooo:rsid="0042ff0b"/>
    </style:style>
    <style:style style:name="T29" style:family="text">
      <style:text-properties officeooo:rsid="0046ee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/text:p>
          </table:table-cell>
        </table:table-row>
        <table:table-row>
          <table:table-cell table:style-name="Table4.A2" office:value-type="string">
            <text:p text:style-name="P10"><text:span text:style-name="T11">Nom : </text:span><text:span text:style-name="T19">Inscription</text:span><text:span text:style-name="T16"> (package : interface </text:span><text:span text:style-name="T17">client</text:span><text:span text:style-name="T16">)</text:span></text:p>
            <text:p text:style-name="P9"><text:span text:style-name="T11">Acteur </text:span>: Client</text:p>
            <text:p text:style-name="P4"><text:span text:style-name="Strong_20_Emphasis"><text:span text:style-name="T3">Description</text:span></text:span><text:span text:style-name="T8"> </text:span><text:span text:style-name="T4">: L</text:span><text:span text:style-name="T6">’</text:span><text:span text:style-name="T7">utilisateur doit pouvoir s’inscrire rapidement sur la plateforme « OC PIZZA »</text:span></text:p>
            <text:p text:style-name="P20"/>
            <text:p text:style-name="P19"><text:span text:style-name="T11">Auteur </text:span>:<text:span text:style-name="T25">Thomas</text:span></text:p>
            <text:p text:style-name="P19"><text:span text:style-name="T11">Date </text:span>: 1<text:span text:style-name="T9">3</text:span> juillet 2018</text:p>
            <text:p text:style-name="P19"/>
            <text:p text:style-name="P5"><text:span text:style-name="Strong_20_Emphasis"><text:span text:style-name="T3">Pré-conditions</text:span></text:span><text:span text:style-name="T4"> : L</text:span><text:span text:style-name="T6">’</text:span><text:span text:style-name="T7">utilisateur doit être sur le site « OC PIZZA »</text:span></text:p>
            <text:p text:style-name="P4"><text:span text:style-name="Strong_20_Emphasis"><text:span text:style-name="T3">Démarrage</text:span></text:span><text:span text:style-name="T4"> : L’utilisateur </text:span><text:span text:style-name="T5">se rend sur l</text:span><text:span text:style-name="T6">a page « </text:span><text:span text:style-name="T7">insription</text:span><text:span text:style-name="T6">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1">1 Le </text:span><text:span text:style-name="T12">système</text:span> affiche <text:span text:style-name="T10">les formulaires à remplir</text:span></text:p>
            <text:p text:style-name="P8"><text:span text:style-name="T14">2 l’utilisateur</text:span> <text:span text:style-name="T26">remplie les formulaires</text:span></text:p>
            <text:p text:style-name="P8"><text:span text:style-name="T14">3 l’utilisateur</text:span> <text:span text:style-name="T26">Valide sa demande</text:span></text:p>
            <text:p text:style-name="P25">4 <text:span text:style-name="T26">Le système c</text:span><text:span text:style-name="T19">ontrôle les informations et envoie un mail l’adresse </text:span><text:span text:style-name="T21">mail</text:span><text:span text:style-name="T19"> indiqué.</text:span></text:p>
            <text:p text:style-name="P11"><text:span text:style-name="T11">5 </text:span><text:span text:style-name="T13">L’utilisateur </text:span><text:span text:style-name="T19">clique sur le lien du mail.</text:span></text:p>
            <text:p text:style-name="P26"><text:span text:style-name="T11">6 </text:span><text:span text:style-name="T12">Le système</text:span><text:span text:style-name="T15"> accepte la demande d’inscription et valide celle-ci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2">d’exceptions</text:span></text:p>
          </table:table-cell>
        </table:table-row>
        <table:table-row>
          <table:table-cell table:style-name="Table3.A2" office:value-type="string">
            <text:p text:style-name="P27">2.a<text:span text:style-name="T29">1</text:span> L’utilisateur <text:span text:style-name="T27">met en suspends son inscription.</text:span></text:p>
            <text:p text:style-name="P30">2.a.2 le système enregistre dans une base de donné les informations de façon temporaire</text:p>
            <text:p text:style-name="P27">3.a <text:span text:style-name="T28">L’utilisateur annule sa demande d’inscription</text:span></text:p>
            <text:p text:style-name="P30">3.b le système supprime les informations reçu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3">décision</text:span> de l’utilisateur <text:span text:style-name="T25">à l’étape 2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426637678582634083" text:style-name="L1">
              <text:list-item>
                <text:p text:style-name="P22"><text:span text:style-name="T1">Scénario nominal : </text:span><text:span text:style-name="T9"> L’utilisateur reçoit un second mail lui rappellant ses identifiants et une confirmation d’inscription.</text:span></text:p>
              </text:list-item>
              <text:list-item>
                <text:p text:style-name="P23"><text:span text:style-name="T1">Scénario d’exception : </text:span><text:span text:style-name="T2">2.a L’utilisateur reçoit un mail avec lequelle il pourra reprendre son inscription plus tardivement.</text:span></text:p>
              </text:list-item>
              <text:list-item>
                <text:p text:style-name="P24"><text:span text:style-name="T2">S</text:span><text:span text:style-name="T1">cénario d’exception : 3.a Un message confirmation l’annulation est envoyé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8">D<text:span text:style-name="T24">es aides au remplissage des formulaires seront proposés aux clients. (ville, date etc.). Des fenêtres pop up seront affichés pour éviter à l’utilisateur de fausse manipulations (confirmations validation/annulation etc...)</text:span></text:p>
            <text:p text:style-name="P17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8"><text:span text:style-name="T18">-L’envoi d</text:span><text:span text:style-name="T20">es </text:span><text:span text:style-name="T18">mail</text:span><text:span text:style-name="T20">s</text:span><text:span text:style-name="T18"> ne devra pas excéder 2 minutes.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14">Problèmes non résolues ou non évoqués :</text:p>
            <text:p text:style-name="P29"/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07:39.725231129</dc:date>
    <meta:editing-duration>PT1H33M16S</meta:editing-duration>
    <meta:editing-cycles>47</meta:editing-cycles>
    <meta:generator>LibreOffice/5.2.7.2$Linux_ARM_EABI LibreOffice_project/20m0$Build-2</meta:generator>
    <meta:document-statistic meta:table-count="5" meta:image-count="0" meta:object-count="0" meta:page-count="2" meta:paragraph-count="30" meta:word-count="257" meta:character-count="1680" meta:non-whitespace-character-count="1454"/>
  </office:meta>
</office:document-meta>
</file>